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355a" officeooo:paragraph-rsid="000d355a"/>
    </style:style>
    <style:style style:name="P2" style:family="paragraph" style:parent-style-name="Standard">
      <style:text-properties fo:font-weight="bold" officeooo:rsid="000d355a" officeooo:paragraph-rsid="000d355a" style:font-weight-asian="bold" style:font-weight-complex="bold"/>
    </style:style>
    <style:style style:name="P3" style:family="paragraph" style:parent-style-name="Standard">
      <style:text-properties fo:font-weight="normal" officeooo:rsid="000d355a" officeooo:paragraph-rsid="000d355a" style:font-weight-asian="normal" style:font-weight-complex="normal"/>
    </style:style>
    <style:style style:name="P4" style:family="paragraph" style:parent-style-name="Standard">
      <style:text-properties fo:font-weight="normal" officeooo:rsid="000d355a" officeooo:paragraph-rsid="000e5c8c" style:font-weight-asian="normal" style:font-weight-complex="normal"/>
    </style:style>
    <style:style style:name="P5" style:family="paragraph" style:parent-style-name="Standard">
      <style:text-properties fo:font-weight="normal" officeooo:paragraph-rsid="000e5c8c"/>
    </style:style>
    <style:style style:name="T1" style:family="text">
      <style:text-properties officeooo:rsid="000e5c8c"/>
    </style:style>
    <style:style style:name="T2" style:family="text">
      <style:text-properties fo:font-variant="normal" fo:text-transform="none" fo:color="#222222" style:font-name="arial" fo:font-size="12pt" fo:letter-spacing="normal" fo:font-style="normal"/>
    </style:style>
    <style:style style:name="T3" style:family="text">
      <style:text-properties officeooo:rsid="000d355a" style:font-weight-asian="normal" style:font-weight-complex="normal"/>
    </style:style>
    <style:style style:name="T4" style:family="text">
      <style:text-properties officeooo:rsid="000e5c8c" style:font-weight-asian="normal" style:font-weight-complex="normal"/>
    </style:style>
    <style:style style:name="T5" style:family="text">
      <style:text-properties officeooo:rsid="000fc92a" style:font-weight-asian="normal" style:font-weight-complex="normal"/>
    </style:style>
    <style:style style:name="T6" style:family="text">
      <style:text-properties officeooo:rsid="000fe991" style:font-weight-asian="normal" style:font-weight-complex="normal"/>
    </style:style>
    <style:style style:name="T7" style:family="text">
      <style:text-properties officeooo:rsid="000fc9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 тема</text:p>
      <text:p text:style-name="P1">Вступление: Люди одного слой относятся очень плохо к другим ниже их по статусу.</text:p>
      <text:p text:style-name="P1">Конец вступления: Как же проявляется социальный конфликт в произведениях?</text:p>
      <text:p text:style-name="P1"/>
      <text:p text:style-name="P1">Основная часть: В пример взять Дуню и Лужина. Происходит использование девушки как вещи.</text:p>
      <text:p text:style-name="P1"/>
      <text:p text:style-name="P1">Концовка: Соц неспр<text:span text:style-name="T1">а</text:span>ведливость существует во всем мире. Мы смогли анализировать данную тему на произведении такое то.</text:p>
      <text:p text:style-name="P1"/>
      <text:p text:style-name="P2">1 тема</text:p>
      <text:p text:style-name="P2">стоит согласится с автором</text:p>
      <text:p text:style-name="P5"><text:span text:style-name="T3">Вступление:Всегда в обществе есть </text:span><text:span text:style-name="T6">различные </text:span><text:span text:style-name="T3">идеи, разные люди могут впитывать эту идею а </text:span><text:span text:style-name="T4">другие </text:span><text:span text:style-name="T3"><text:s/></text:span><text:span text:style-name="T6">их</text:span><text:span text:style-name="T3"> генерируют. <text:s/>Чтобы </text:span><text:span text:style-name="T5">аргументировать данное понятие </text:span><text:span text:style-name="T3"><text:s/>обратимся к произведению.</text:span></text:p>
      <text:p text:style-name="P3"/>
      <text:p text:style-name="P4">Основная Часть:<text:span text:style-name="T7">В произведении «Преступление и наказание» Ф. М. Достоевксий показал читателю как <text:s/>г</text:span>лавный герой Раскольников проникается идеей. Рассказать о сути идеи. Какие последствия после проверки идеи на себе. Показать к чему это привело. Рассуждать о том что говорит нам автор. Идеей увлекаться хорошо но применять ее на себе не стоит особенно если она очень серьезная.</text:p>
      <text:p text:style-name="P4"/>
      <text:p text:style-name="P4"><text:span text:style-name="T1">Вывод: Идеи помогают и выполняют свои функции </text:span><text:s text:c="2"/><text:span text:style-name="T1">если им не увлекаться или проверять на себе. Мы смогли анализировать выше сказанное на главном герое произвед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9:39:39.110354719</meta:creation-date>
    <dc:date>2018-03-20T11:16:41.265237139</dc:date>
    <meta:editing-duration>PT44M54S</meta:editing-duration>
    <meta:editing-cycles>1</meta:editing-cycles>
    <meta:document-statistic meta:table-count="0" meta:image-count="0" meta:object-count="0" meta:page-count="1" meta:paragraph-count="10" meta:word-count="161" meta:character-count="1107" meta:non-whitespace-character-count="950"/>
    <meta:generator>LibreOffice/5.1.6.2$Linux_X86_64 LibreOffice_project/10m0$Build-2</meta:generator>
  </office:meta>
</office:document-meta>
</file>